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06cm" style:rel-column-width="3107*"/>
    </style:style>
    <style:style style:name="Table1.B" style:family="table-column">
      <style:table-column-properties style:column-width="8.192cm" style:rel-column-width="31577*"/>
    </style:style>
    <style:style style:name="Table1.C" style:family="table-column">
      <style:table-column-properties style:column-width="8.003cm" style:rel-column-width="3085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2479" officeooo:paragraph-rsid="00192479"/>
    </style:style>
    <style:style style:name="P2" style:family="paragraph" style:parent-style-name="Standard">
      <style:paragraph-properties fo:line-height="115%"/>
      <style:text-properties style:font-name="Ubuntu" fo:font-size="10.5pt" fo:font-style="normal" fo:font-weight="normal" officeooo:rsid="008a5224" officeooo:paragraph-rsid="006c7149" style:font-size-asian="10.5pt" style:font-style-asian="normal" style:font-weight-asian="normal" style:font-size-complex="10.5pt"/>
    </style:style>
    <style:style style:name="P3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4" style:family="paragraph" style:parent-style-name="Table_20_Contents">
      <style:text-properties fo:font-weight="bold" officeooo:rsid="00650d54" officeooo:paragraph-rsid="00650d54" style:font-weight-asian="bold" style:font-weight-complex="bold"/>
    </style:style>
    <style:style style:name="P5" style:family="paragraph" style:parent-style-name="Table_20_Contents">
      <style:text-properties officeooo:rsid="00614d3a" officeooo:paragraph-rsid="00614d3a"/>
    </style:style>
    <style:style style:name="P6" style:family="paragraph" style:parent-style-name="Table_20_Contents">
      <style:text-properties officeooo:rsid="00624ea9" officeooo:paragraph-rsid="00624ea9"/>
    </style:style>
    <style:style style:name="P7" style:family="paragraph" style:parent-style-name="Table_20_Contents">
      <style:text-properties officeooo:rsid="00650d54" officeooo:paragraph-rsid="00650d54"/>
    </style:style>
    <style:style style:name="P8" style:family="paragraph" style:parent-style-name="Table_20_Contents">
      <style:text-properties officeooo:rsid="0068844d" officeooo:paragraph-rsid="0068844d"/>
    </style:style>
    <style:style style:name="P9" style:family="paragraph" style:parent-style-name="Table_20_Contents">
      <style:text-properties officeooo:rsid="00699daf" officeooo:paragraph-rsid="00699daf"/>
    </style:style>
    <style:style style:name="P10" style:family="paragraph" style:parent-style-name="Table_20_Contents">
      <style:text-properties officeooo:rsid="0069e9a1" officeooo:paragraph-rsid="0069e9a1"/>
    </style:style>
    <style:style style:name="P11" style:family="paragraph" style:parent-style-name="Table_20_Contents">
      <style:text-properties officeooo:rsid="006b5822" officeooo:paragraph-rsid="006b5822"/>
    </style:style>
    <style:style style:name="P12" style:family="paragraph" style:parent-style-name="Table_20_Contents">
      <style:text-properties officeooo:rsid="006c7149" officeooo:paragraph-rsid="006c7149"/>
    </style:style>
    <style:style style:name="P13" style:family="paragraph" style:parent-style-name="Table_20_Contents">
      <style:text-properties officeooo:rsid="006e66b8" officeooo:paragraph-rsid="006e66b8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15" style:family="paragraph" style:parent-style-name="Heading_20_2">
      <style:paragraph-properties fo:margin-top="0.199cm" fo:margin-bottom="0.199cm" loext:contextual-spacing="false"/>
      <style:text-properties officeooo:rsid="00699daf" officeooo:paragraph-rsid="00699daf"/>
    </style:style>
    <style:style style:name="P16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6f6333" style:font-style-asian="italic" style:font-weight-asian="bold" style:font-style-complex="italic" style:font-weight-complex="bold"/>
    </style:style>
    <style:style style:name="P17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officeooo:rsid="0068844d"/>
    </style:style>
    <style:style style:name="T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-0.259cm" svg:y="-1.827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19" svg:width="14.371cm" svg:height="2.352cm" svg:x="3.233cm" svg:y="-1.575cm"><draw:text-box><text:p text:style-name="P18"><text:span text:style-name="T3">Section: InaSAFE</text:span></text:p><text:p text:style-name="P18"><text:span text:style-name="T4">Module : Resources</text:span></text:p></draw:text-box></draw:frame><draw:custom-shape text:anchor-type="paragraph" draw:z-index="3" draw:name="Forme1" draw:style-name="gr2" draw:text-style-name="P20" svg:width="21.065cm" svg:height="0.073cm" svg:x="-2.066cm" svg:y="0.399cm"><text:p/><draw:enhanced-geometry svg:viewBox="0 0 21600 21600" draw:type="rectangle" draw:enhanced-path="M 0 0 L 21600 0 21600 21600 0 21600 0 0 Z N"/></draw:custom-shape></text:p>
      <text:p text:style-name="P1"/>
      <text:p text:style-name="P15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Useful web resources for InaSAFE us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4">URL</text:p>
          </table:table-cell>
          <table:table-cell table:style-name="Table1.C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7"><text:a xlink:type="simple" xlink:href="http://inasafe.org/" text:style-name="Internet_20_link" text:visited-style-name="Visited_20_Internet_20_Link">http://inasafe.org</text:a> </text:p>
          </table:table-cell>
          <table:table-cell table:style-name="Table1.C2" office:value-type="string">
            <text:p text:style-name="P7">Home page of InaSAFE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7"><text:a xlink:type="simple" xlink:href="http://docs.inasafe.org/" text:style-name="Internet_20_link" text:visited-style-name="Visited_20_Internet_20_Link">http://docs.inasafe.org</text:a> </text:p>
          </table:table-cell>
          <table:table-cell table:style-name="Table1.C2" office:value-type="string">
            <text:p text:style-name="P7">InaSAFE training documentation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7"><text:a xlink:type="simple" xlink:href="http://manual.inasafe.org/" text:style-name="Internet_20_link" text:visited-style-name="Visited_20_Internet_20_Link">http://manual.inasafe.org</text:a> </text:p>
          </table:table-cell>
          <table:table-cell table:style-name="Table1.C2" office:value-type="string">
            <text:p text:style-name="P7">The InaSAFE user manual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7"><text:a xlink:type="simple" xlink:href="http://users.inasafe.org/" text:style-name="Internet_20_link" text:visited-style-name="Visited_20_Internet_20_Link">http://users.inasafe.org</text:a> </text:p>
          </table:table-cell>
          <table:table-cell table:style-name="Table1.C2" office:value-type="string">
            <text:p text:style-name="P7">InaSAFE user map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7"><text:a xlink:type="simple" xlink:href="http://github.com/inasafe" text:style-name="Internet_20_link" text:visited-style-name="Visited_20_Internet_20_Link">http://github.com/inasafe</text:a> </text:p>
          </table:table-cell>
          <table:table-cell table:style-name="Table1.C2" office:value-type="string">
            <text:p text:style-name="P7">Home of all InaSAFE project code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7"><text:a xlink:type="simple" xlink:href="http://realtime.inasafe.org/" text:style-name="Internet_20_link" text:visited-style-name="Visited_20_Internet_20_Link">http://realtime.inasafe.org</text:a> </text:p>
          </table:table-cell>
          <table:table-cell table:style-name="Table1.C2" office:value-type="string">
            <text:p text:style-name="P7">InaSAFE Realtime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7"><text:a xlink:type="simple" xlink:href="http://qgis.org/" text:style-name="Internet_20_link" text:visited-style-name="Visited_20_Internet_20_Link">http://</text:a><text:a xlink:type="simple" xlink:href="http://qgis.org/" text:style-name="Internet_20_link" text:visited-style-name="Visited_20_Internet_20_Link"><text:span text:style-name="T2">qgis.org</text:span></text:a><text:span text:style-name="T2"> </text:span></text:p>
          </table:table-cell>
          <table:table-cell table:style-name="Table1.C2" office:value-type="string">
            <text:p text:style-name="P8">Home page of QGIS – desktop GIS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8"><text:a xlink:type="simple" xlink:href="http://download.qgis.org/" text:style-name="Internet_20_link" text:visited-style-name="Visited_20_Internet_20_Link">http://download.qgis.org</text:a> </text:p>
          </table:table-cell>
          <table:table-cell table:style-name="Table1.C2" office:value-type="string">
            <text:p text:style-name="P8">Download page for QGIS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8"><text:a xlink:type="simple" xlink:href="http://geonode.org/" text:style-name="Internet_20_link" text:visited-style-name="Visited_20_Internet_20_Link">http://geonode.org</text:a> </text:p>
          </table:table-cell>
          <table:table-cell table:style-name="Table1.C2" office:value-type="string">
            <text:p text:style-name="P8">Home page of GeoNode Spatial content management system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8"><text:a xlink:type="simple" xlink:href="http://openstreetmap.org/" text:style-name="Internet_20_link" text:visited-style-name="Visited_20_Internet_20_Link">http://openstreetmap.org</text:a></text:p>
          </table:table-cell>
          <table:table-cell table:style-name="Table1.C2" office:value-type="string">
            <text:p text:style-name="P8">Home page of OpenStreetmap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9"><text:a xlink:type="simple" xlink:href="http://www.preventionweb.net/english/hyogo/gar/2015/en/home/data.php" text:style-name="Internet_20_link" text:visited-style-name="Visited_20_Internet_20_Link">http://www.preventionweb.net/english/hyogo/gar/2015/en/home/data.php</text:a></text:p>
          </table:table-cell>
          <table:table-cell table:style-name="Table1.C2" office:value-type="string">
            <text:p text:style-name="P9">Global Assessment Report – risk profiles for 82 countries.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10"><text:a xlink:type="simple" xlink:href="http://siteresources.worldbank.org/EXTNWDR2013/Resources/8258024-1352909193861/8936935-1356011448215/8986901-1380568255405/WDR14_bp_Disaster_Mitigation_is_Cost_Effective_Kelman.pdf" text:style-name="Internet_20_link" text:visited-style-name="Visited_20_Internet_20_Link">http://siteresources.worldbank.org/EXTNWDR2013/Resources/8258024-1352909193861/8936935-1356011448215/8986901-1380568255405/WDR14_bp_Disaster_Mitigation_is_Cost_Effective_Kelman.pdf</text:a> </text:p>
          </table:table-cell>
          <table:table-cell table:style-name="Table1.C2" office:value-type="string">
            <text:p text:style-name="P10">Disaster Mitigation is Cost Effective – nice article showing that mitigation efforts can be very cost effective.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11"><text:a xlink:type="simple" xlink:href="http://www.unisdr.org/we/coordinate/sendai-framework" text:style-name="Internet_20_link" text:visited-style-name="Visited_20_Internet_20_Link">http://www.unisdr.org/we/coordinate/sendai-framework</text:a> </text:p>
          </table:table-cell>
          <table:table-cell table:style-name="Table1.C2" office:value-type="string">
            <text:p text:style-name="P11">Sendai Framework – describes international goals for reducing disaster risk by 2030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2"><text:a xlink:type="simple" xlink:href="http://www.sphereproject.org/handbook/" text:style-name="Internet_20_link" text:visited-style-name="Visited_20_Internet_20_Link">http://www.sphereproject.org/handbook/</text:a></text:p>
          </table:table-cell>
          <table:table-cell table:style-name="Table1.C2" office:value-type="string">
            <text:p text:style-name="P12">SPHERE minimum needs</text:p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13"><text:a xlink:type="simple" xlink:href="http://opendri.org/" text:style-name="Internet_20_link" text:visited-style-name="Visited_20_Internet_20_Link">http://opendri.org</text:a></text:p>
          </table:table-cell>
          <table:table-cell table:style-name="Table1.C2" office:value-type="string">
            <text:p text:style-name="P13">DRI related resources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6f6333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0H14M30S</meta:editing-duration>
    <meta:editing-cycles>55</meta:editing-cycles>
    <meta:generator>LibreOffice/5.4.3.2$Windows_X86_64 LibreOffice_project/92a7159f7e4af62137622921e809f8546db437e5</meta:generator>
    <dc:date>2017-11-22T11:54:13.404000000</dc:date>
    <meta:document-statistic meta:table-count="1" meta:image-count="2" meta:object-count="0" meta:page-count="1" meta:paragraph-count="53" meta:word-count="128" meta:character-count="1252" meta:non-whitespace-character-count="1162"/>
  </office:meta>
</office:document-meta>
</file>